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8-05T17:48:08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1cm" svg:width="13.887cm" svg:height="7.1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68454710592869">
                <text:p>2.68454710592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66131186532365">
                <text:p>2.66131186532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63742398974869">
                <text:p>2.6374239897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61290705365298">
                <text:p>2.61290705365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58778525229247">
                <text:p>2.58778525229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56208337785213">
                <text:p>2.56208337785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535826794979">
                <text:p>2.535826794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50904141575037">
                <text:p>2.50904141575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48175367410172">
                <text:p>2.48175367410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45399049973955">
                <text:p>2.45399049973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42577929156507">
                <text:p>2.42577929156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39714789063478">
                <text:p>2.39714789063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36812455268468">
                <text:p>2.36812455268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33873792024529">
                <text:p>2.33873792024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30901699437495">
                <text:p>2.30901699437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27899110603923">
                <text:p>2.27899110603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24868988716485">
                <text:p>2.248689887164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21814324139654">
                <text:p>2.21814324139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18738131458572">
                <text:p>2.18738131458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5643446504023">
                <text:p>2.156434465040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1253332335643">
                <text:p>2.1253332335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09410831331851">
                <text:p>2.09410831331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06279051952931">
                <text:p>2.06279051952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03141075907813">
                <text:p>2.031410759078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6858924092187">
                <text:p>1.968589240921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3720948047069">
                <text:p>1.93720948047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0589168668149">
                <text:p>1.90589168668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8746667664357">
                <text:p>1.8746667664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84356553495977">
                <text:p>1.843565534959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1261868541428">
                <text:p>1.81261868541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78185675860346">
                <text:p>1.78185675860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75131011283515">
                <text:p>1.751310112835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72100889396077">
                <text:p>1.721008893960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9098300562505">
                <text:p>1.69098300562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66126207975471">
                <text:p>1.66126207975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63187544731532">
                <text:p>1.63187544731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60285210936522">
                <text:p>1.60285210936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57422070843493">
                <text:p>1.574220708434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54600950026045">
                <text:p>1.546009500260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51824632589829">
                <text:p>1.51824632589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49095858424963">
                <text:p>1.490958584249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464173205021">
                <text:p>1.4641732050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43791662214787">
                <text:p>1.43791662214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41221474770753">
                <text:p>1.41221474770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38709294634702">
                <text:p>1.3870929463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36257601025131">
                <text:p>1.362576010251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33868813467635">
                <text:p>1.33868813467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31545289407131">
                <text:p>1.31545289407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29289321881345">
                <text:p>1.29289321881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27103137257859">
                <text:p>1.27103137257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24988893036954">
                <text:p>1.249888930369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22948675722421">
                <text:p>1.22948675722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20984498762431">
                <text:p>1.20984498762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19098300562505">
                <text:p>1.19098300562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17291942572544">
                <text:p>1.172919425725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15567207449799">
                <text:p>1.15567207449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13925797299606">
                <text:p>1.139257972996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12369331995614">
                <text:p>1.123693319956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10899347581163">
                <text:p>1.108993475811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09517294753398">
                <text:p>1.095172947533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08224537431602">
                <text:p>1.08224537431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07022351411175">
                <text:p>1.07022351411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05911923104577">
                <text:p>1.05911923104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04894348370485">
                <text:p>1.04894348370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03970631432306">
                <text:p>1.039706314323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03141683887137">
                <text:p>1.031416838871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02408323806125">
                <text:p>1.02408323806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01771274927131">
                <text:p>1.01771274927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01231165940486">
                <text:p>1.012311659404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00788529868552">
                <text:p>1.00788529868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00443803539692">
                <text:p>1.00443803539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00197327157173">
                <text:p>1.00197327157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00049343963427">
                <text:p>1.000493439634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00049343963427">
                <text:p>1.00049343963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00197327157173">
                <text:p>1.00197327157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00443803539692">
                <text:p>1.004438035396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00788529868552">
                <text:p>1.00788529868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01231165940486">
                <text:p>1.01231165940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01771274927131">
                <text:p>1.01771274927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02408323806125">
                <text:p>1.02408323806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03141683887137">
                <text:p>1.031416838871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3970631432306">
                <text:p>1.039706314323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04894348370485">
                <text:p>1.04894348370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05911923104577">
                <text:p>1.05911923104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07022351411175">
                <text:p>1.07022351411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08224537431602">
                <text:p>1.08224537431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09517294753398">
                <text:p>1.09517294753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10899347581163">
                <text:p>1.10899347581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12369331995614">
                <text:p>1.123693319956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13925797299606">
                <text:p>1.139257972996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15567207449799">
                <text:p>1.155672074497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17291942572544">
                <text:p>1.172919425725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19098300562505">
                <text:p>1.19098300562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20984498762431">
                <text:p>1.20984498762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22948675722421">
                <text:p>1.229486757224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24988893036954">
                <text:p>1.24988893036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27103137257859">
                <text:p>1.271031372578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29289321881345">
                <text:p>1.29289321881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31545289407131">
                <text:p>1.315452894071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33868813467635">
                <text:p>1.338688134676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36257601025131">
                <text:p>1.36257601025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38709294634702">
                <text:p>1.387092946347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41221474770753">
                <text:p>1.412214747707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43791662214787">
                <text:p>1.437916622147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464173205021">
                <text:p>1.4641732050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49095858424963">
                <text:p>1.49095858424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51824632589828">
                <text:p>1.518246325898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54600950026045">
                <text:p>1.546009500260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57422070843493">
                <text:p>1.574220708434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60285210936522">
                <text:p>1.602852109365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63187544731532">
                <text:p>1.631875447315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66126207975471">
                <text:p>1.661262079754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9098300562505">
                <text:p>1.690983005625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72100889396077">
                <text:p>1.721008893960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75131011283515">
                <text:p>1.751310112835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78185675860346">
                <text:p>1.78185675860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81261868541428">
                <text:p>1.81261868541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84356553495977">
                <text:p>1.843565534959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8746667664357">
                <text:p>1.87466676643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90589168668149">
                <text:p>1.90589168668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93720948047069">
                <text:p>1.937209480470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6858924092187">
                <text:p>1.968589240921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03141075907813">
                <text:p>2.031410759078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06279051952931">
                <text:p>2.062790519529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09410831331851">
                <text:p>2.094108313318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12533323356431">
                <text:p>2.125333233564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15643446504023">
                <text:p>2.156434465040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18738131458573">
                <text:p>2.187381314585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21814324139654">
                <text:p>2.21814324139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24868988716486">
                <text:p>2.248689887164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27899110603923">
                <text:p>2.278991106039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30901699437495">
                <text:p>2.30901699437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33873792024529">
                <text:p>2.338737920245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36812455268468">
                <text:p>2.368124552684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39714789063478">
                <text:p>2.397147890634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42577929156507">
                <text:p>2.42577929156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45399049973955">
                <text:p>2.453990499739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48175367410172">
                <text:p>2.481753674101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50904141575037">
                <text:p>2.509041415750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535826794979">
                <text:p>2.5358267949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56208337785213">
                <text:p>2.562083377852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58778525229247">
                <text:p>2.587785252292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61290705365298">
                <text:p>2.612907053652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63742398974869">
                <text:p>2.637423989748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66131186532365">
                <text:p>2.661311865323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68454710592869">
                <text:p>2.684547105928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70710678118655">
                <text:p>2.707106781186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2.72896862742141">
                <text:p>2.728968627421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.75011106963046">
                <text:p>2.750111069630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2.77051324277579">
                <text:p>2.770513242775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2.79015501237569">
                <text:p>2.790155012375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2.80901699437495">
                <text:p>2.809016994374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.82708057427456">
                <text:p>2.82708057427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.84432792550202">
                <text:p>2.844327925502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.86074202700394">
                <text:p>2.86074202700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.87630668004386">
                <text:p>2.876306680043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89100652418837">
                <text:p>2.891006524188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90482705246602">
                <text:p>2.904827052466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91775462568398">
                <text:p>2.917754625683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92977648588825">
                <text:p>2.929776485888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94088076895423">
                <text:p>2.94088076895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95105651629515">
                <text:p>2.951056516295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96029368567694">
                <text:p>2.960293685676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2.96858316112863">
                <text:p>2.968583161128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2.97591676193875">
                <text:p>2.97591676193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.98228725072869">
                <text:p>2.982287250728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.98768834059514">
                <text:p>2.987688340595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2.99211470131448">
                <text:p>2.992114701314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.99556196460308">
                <text:p>2.995561964603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99802672842827">
                <text:p>2.998026728428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.99950656036573">
                <text:p>2.999506560365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2.99950656036573">
                <text:p>2.999506560365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2.99802672842827">
                <text:p>2.998026728428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2.99556196460308">
                <text:p>2.995561964603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2.99211470131448">
                <text:p>2.99211470131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.98768834059514">
                <text:p>2.98768834059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98228725072869">
                <text:p>2.982287250728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.97591676193875">
                <text:p>2.97591676193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2.96858316112863">
                <text:p>2.968583161128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2.96029368567694">
                <text:p>2.960293685676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2.95105651629515">
                <text:p>2.95105651629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.94088076895422">
                <text:p>2.940880768954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.92977648588825">
                <text:p>2.929776485888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2.91775462568398">
                <text:p>2.917754625683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.90482705246602">
                <text:p>2.904827052466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2.89100652418837">
                <text:p>2.891006524188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2.87630668004386">
                <text:p>2.876306680043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2.86074202700394">
                <text:p>2.860742027003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2.84432792550201">
                <text:p>2.84432792550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.82708057427456">
                <text:p>2.827080574274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2.80901699437495">
                <text:p>2.809016994374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2.79015501237569">
                <text:p>2.790155012375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2.77051324277579">
                <text:p>2.770513242775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.75011106963046">
                <text:p>2.750111069630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2.72896862742141">
                <text:p>2.728968627421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70710678118655">
                <text:p>2.70710678118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